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/>
      <table:table table:name="Hoja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.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version number of the library</text:p>
          </table:table-cell>
          <table:table-cell table:number-columns-repeated="4"/>
          <table:table-cell table:formula="of:=COM.MICROSOFT.CONCAT(&quot;echo '&quot;;    [.A4];   &quot;=' . &quot;   ; &quot;$jaxon-&gt;getOption('&quot;;[.A4];&quot;') . PHP_EOL;&quot;   )" office:value-type="string" office:string-value="echo 'core.version=' . $jaxon-&gt;getOption('core.version') . PHP_EOL;" calcext:value-type="string">
            <text:p>echo 'core.version=' . $jaxon-&gt;getOption('core.version') . PHP_EOL;</text:p>
          </table:table-cell>
        </table:table-row>
        <table:table-row table:style-name="ro1">
          <table:table-cell office:value-type="string" calcext:value-type="string">
            <text:p>core.langu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language of the library</text:p>
          </table:table-cell>
          <table:table-cell table:number-columns-repeated="4"/>
          <table:table-cell table:formula="of:=COM.MICROSOFT.CONCAT(&quot;echo '&quot;;    [.A5];   &quot;=' . &quot;   ; &quot;$jaxon-&gt;getOption('&quot;;[.A5];&quot;') . PHP_EOL;&quot;   )" office:value-type="string" office:string-value="echo 'core.language=' . $jaxon-&gt;getOption('core.language') . PHP_EOL;" calcext:value-type="string">
            <text:p>echo 'core.language=' . $jaxon-&gt;getOption('core.language') . PHP_EOL;</text:p>
          </table:table-cell>
        </table:table-row>
        <table:table-row table:style-name="ro1">
          <table:table-cell office:value-type="string" calcext:value-type="string">
            <text:p>core.encod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character encoding to use</text:p>
          </table:table-cell>
          <table:table-cell table:number-columns-repeated="4"/>
          <table:table-cell table:formula="of:=COM.MICROSOFT.CONCAT(&quot;echo '&quot;;    [.A6];   &quot;=' . &quot;   ; &quot;$jaxon-&gt;getOption('&quot;;[.A6];&quot;') . PHP_EOL;&quot;   )" office:value-type="string" office:string-value="echo 'core.encoding=' . $jaxon-&gt;getOption('core.encoding') . PHP_EOL;" calcext:value-type="string">
            <text:p>echo 'core.encoding=' . $jaxon-&gt;getOption('core.encoding') . PHP_EOL;</text:p>
          </table:table-cell>
        </table:table-row>
        <table:table-row table:style-name="ro1">
          <table:table-cell office:value-type="string" calcext:value-type="string">
            <text:p>core.decode_utf8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o decode UTF8 Jaxon function parameters</text:p>
          </table:table-cell>
          <table:table-cell table:number-columns-repeated="4"/>
          <table:table-cell table:formula="of:=COM.MICROSOFT.CONCAT(&quot;echo '&quot;;    [.A7];   &quot;=' . &quot;   ; &quot;$jaxon-&gt;getOption('&quot;;[.A7];&quot;') . PHP_EOL;&quot;   )" office:value-type="string" office:string-value="echo 'core.decode_utf8=' . $jaxon-&gt;getOption('core.decode_utf8') . PHP_EOL;" calcext:value-type="string">
            <text:p>echo 'core.decode_utf8=' . $jaxon-&gt;getOption('core.decode_utf8') . PHP_EOL;</text:p>
          </table:table-cell>
        </table:table-row>
        <table:table-row table:style-name="ro1">
          <table:table-cell office:value-type="string" calcext:value-type="string">
            <text:p>core.prefix.fun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prefix to add to the names of exported javascript functions</text:p>
          </table:table-cell>
          <table:table-cell table:number-columns-repeated="4"/>
          <table:table-cell table:formula="of:=COM.MICROSOFT.CONCAT(&quot;echo '&quot;;    [.A8];   &quot;=' . &quot;   ; &quot;$jaxon-&gt;getOption('&quot;;[.A8];&quot;') . PHP_EOL;&quot;   )" office:value-type="string" office:string-value="echo 'core.prefix.function=' . $jaxon-&gt;getOption('core.prefix.function') . PHP_EOL;" calcext:value-type="string">
            <text:p>echo 'core.prefix.function=' . $jaxon-&gt;getOption('core.prefix.function') . PHP_EOL;</text:p>
          </table:table-cell>
        </table:table-row>
        <table:table-row table:style-name="ro1">
          <table:table-cell office:value-type="string" calcext:value-type="string">
            <text:p>core.prefix.cla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prefix to add to the names of the exported javascript classes</text:p>
          </table:table-cell>
          <table:table-cell table:number-columns-repeated="4"/>
          <table:table-cell table:formula="of:=COM.MICROSOFT.CONCAT(&quot;echo '&quot;;    [.A9];   &quot;=' . &quot;   ; &quot;$jaxon-&gt;getOption('&quot;;[.A9];&quot;') . PHP_EOL;&quot;   )" office:value-type="string" office:string-value="echo 'core.prefix.class=' . $jaxon-&gt;getOption('core.prefix.class') . PHP_EOL;" calcext:value-type="string">
            <text:p>echo 'core.prefix.class=' . $jaxon-&gt;getOption('core.prefix.class') . PHP_EOL;</text:p>
          </table:table-cell>
        </table:table-row>
        <table:table-row table:style-name="ro1">
          <table:table-cell office:value-type="string" calcext:value-type="string">
            <text:p>core.request.ur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URL where all Jaxon requests are sent</text:p>
          </table:table-cell>
          <table:table-cell table:number-columns-repeated="4"/>
          <table:table-cell table:formula="of:=COM.MICROSOFT.CONCAT(&quot;echo '&quot;;    [.A10];   &quot;=' . &quot;   ; &quot;$jaxon-&gt;getOption('&quot;;[.A10];&quot;') . PHP_EOL;&quot;   )" office:value-type="string" office:string-value="echo 'core.request.uri=' . $jaxon-&gt;getOption('core.request.uri') . PHP_EOL;" calcext:value-type="string">
            <text:p>echo 'core.request.uri=' . $jaxon-&gt;getOption('core.request.uri') . PHP_EOL;</text:p>
          </table:table-cell>
        </table:table-row>
        <table:table-row table:style-name="ro1">
          <table:table-cell office:value-type="string" calcext:value-type="string">
            <text:p>core.request.m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query mode. Can be "asynchronous" or "synchronous"</text:p>
          </table:table-cell>
          <table:table-cell table:number-columns-repeated="4"/>
          <table:table-cell table:formula="of:=COM.MICROSOFT.CONCAT(&quot;echo '&quot;;    [.A11];   &quot;=' . &quot;   ; &quot;$jaxon-&gt;getOption('&quot;;[.A11];&quot;') . PHP_EOL;&quot;   )" office:value-type="string" office:string-value="echo 'core.request.mode=' . $jaxon-&gt;getOption('core.request.mode') . PHP_EOL;" calcext:value-type="string">
            <text:p>echo 'core.request.mode=' . $jaxon-&gt;getOption('core.request.mode') . PHP_EOL;</text:p>
          </table:table-cell>
        </table:table-row>
        <table:table-row table:style-name="ro1">
          <table:table-cell office:value-type="string" calcext:value-type="string">
            <text:p>core.request.metho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query method. Can be "POST" or "GET"</text:p>
          </table:table-cell>
          <table:table-cell table:number-columns-repeated="4"/>
          <table:table-cell table:formula="of:=COM.MICROSOFT.CONCAT(&quot;echo '&quot;;    [.A12];   &quot;=' . &quot;   ; &quot;$jaxon-&gt;getOption('&quot;;[.A12];&quot;') . PHP_EOL;&quot;   )" office:value-type="string" office:string-value="echo 'core.request.method=' . $jaxon-&gt;getOption('core.request.method') . PHP_EOL;" calcext:value-type="string">
            <text:p>echo 'core.request.method=' . $jaxon-&gt;getOption('core.request.method') . PHP_EOL;</text:p>
          </table:table-cell>
        </table:table-row>
        <table:table-row table:style-name="ro1">
          <table:table-cell office:value-type="string" calcext:value-type="string">
            <text:p>core.request.csrf_met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name of the HTML meta header for the CSRF token</text:p>
          </table:table-cell>
          <table:table-cell table:number-columns-repeated="4"/>
          <table:table-cell table:formula="of:=COM.MICROSOFT.CONCAT(&quot;echo '&quot;;    [.A13];   &quot;=' . &quot;   ; &quot;$jaxon-&gt;getOption('&quot;;[.A13];&quot;') . PHP_EOL;&quot;   )" office:value-type="string" office:string-value="echo 'core.request.csrf_meta=' . $jaxon-&gt;getOption('core.request.csrf_meta') . PHP_EOL;" calcext:value-type="string">
            <text:p>echo 'core.request.csrf_meta=' . $jaxon-&gt;getOption('core.request.csrf_meta') . PHP_EOL;</text:p>
          </table:table-cell>
        </table:table-row>
        <table:table-row table:style-name="ro1">
          <table:table-cell office:value-type="string" calcext:value-type="string">
            <text:p>core.process.clea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o clean the buffer after the processing of a request</text:p>
          </table:table-cell>
          <table:table-cell table:number-columns-repeated="4"/>
          <table:table-cell table:formula="of:=COM.MICROSOFT.CONCAT(&quot;echo '&quot;;    [.A14];   &quot;=' . &quot;   ; &quot;$jaxon-&gt;getOption('&quot;;[.A14];&quot;') . PHP_EOL;&quot;   )" office:value-type="string" office:string-value="echo 'core.process.clean=' . $jaxon-&gt;getOption('core.process.clean') . PHP_EOL;" calcext:value-type="string">
            <text:p>echo 'core.process.clean=' . $jaxon-&gt;getOption('core.process.clean') . PHP_EOL;</text:p>
          </table:table-cell>
        </table:table-row>
        <table:table-row table:style-name="ro1">
          <table:table-cell office:value-type="string" calcext:value-type="string">
            <text:p>core.process.ex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o call the exit() function after the processing of a request</text:p>
          </table:table-cell>
          <table:table-cell table:number-columns-repeated="4"/>
          <table:table-cell table:formula="of:=COM.MICROSOFT.CONCAT(&quot;echo '&quot;;    [.A15];   &quot;=' . &quot;   ; &quot;$jaxon-&gt;getOption('&quot;;[.A15];&quot;') . PHP_EOL;&quot;   )" office:value-type="string" office:string-value="echo 'core.process.exit=' . $jaxon-&gt;getOption('core.process.exit') . PHP_EOL;" calcext:value-type="string">
            <text:p>echo 'core.process.exit=' . $jaxon-&gt;getOption('core.process.exit') . PHP_EOL;</text:p>
          </table:table-cell>
        </table:table-row>
        <table:table-row table:style-name="ro1">
          <table:table-cell office:value-type="string" calcext:value-type="string">
            <text:p>core.process.timeout</text:p>
          </table:table-cell>
          <table:table-cell office:value-type="string" calcext:value-type="string">
            <text:p>integer</text:p>
          </table:table-cell>
          <table:table-cell table:number-columns-repeated="5"/>
          <table:table-cell table:formula="of:=COM.MICROSOFT.CONCAT(&quot;echo '&quot;;    [.A16];   &quot;=' . &quot;   ; &quot;$jaxon-&gt;getOption('&quot;;[.A16];&quot;') . PHP_EOL;&quot;   )" office:value-type="string" office:string-value="echo 'core.process.timeout=' . $jaxon-&gt;getOption('core.process.timeout') . PHP_EOL;" calcext:value-type="string">
            <text:p>echo 'core.process.timeout=' . $jaxon-&gt;getOption('core.process.timeout') . PHP_EOL;</text:p>
          </table:table-cell>
        </table:table-row>
        <table:table-row table:style-name="ro1">
          <table:table-cell office:value-type="string" calcext:value-type="string">
            <text:p>core.error.hand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o handle error</text:p>
          </table:table-cell>
          <table:table-cell table:number-columns-repeated="4"/>
          <table:table-cell table:formula="of:=COM.MICROSOFT.CONCAT(&quot;echo '&quot;;    [.A17];   &quot;=' . &quot;   ; &quot;$jaxon-&gt;getOption('&quot;;[.A17];&quot;') . PHP_EOL;&quot;   )" office:value-type="string" office:string-value="echo 'core.error.handle=' . $jaxon-&gt;getOption('core.error.handle') . PHP_EOL;" calcext:value-type="string">
            <text:p>echo 'core.error.handle=' . $jaxon-&gt;getOption('core.error.handle') . PHP_EOL;</text:p>
          </table:table-cell>
        </table:table-row>
        <table:table-row table:style-name="ro1">
          <table:table-cell office:value-type="string" calcext:value-type="string">
            <text:p>core.error.log_fi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path of the error log file</text:p>
          </table:table-cell>
          <table:table-cell table:number-columns-repeated="4"/>
          <table:table-cell table:formula="of:=COM.MICROSOFT.CONCAT(&quot;echo '&quot;;    [.A18];   &quot;=' . &quot;   ; &quot;$jaxon-&gt;getOption('&quot;;[.A18];&quot;') . PHP_EOL;&quot;   )" office:value-type="string" office:string-value="echo 'core.error.log_file=' . $jaxon-&gt;getOption('core.error.log_file') . PHP_EOL;" calcext:value-type="string">
            <text:p>echo 'core.error.log_file=' . $jaxon-&gt;getOption('core.error.log_file') . PHP_EOL;</text:p>
          </table:table-cell>
        </table:table-row>
        <table:table-row table:style-name="ro1">
          <table:table-cell office:value-type="string" calcext:value-type="string">
            <text:p>core.debug.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o enable debug mode</text:p>
          </table:table-cell>
          <table:table-cell table:number-columns-repeated="4"/>
          <table:table-cell table:formula="of:=COM.MICROSOFT.CONCAT(&quot;echo '&quot;;    [.A19];   &quot;=' . &quot;   ; &quot;$jaxon-&gt;getOption('&quot;;[.A19];&quot;') . PHP_EOL;&quot;   )" office:value-type="string" office:string-value="echo 'core.debug.on=' . $jaxon-&gt;getOption('core.debug.on') . PHP_EOL;" calcext:value-type="string">
            <text:p>echo 'core.debug.on=' . $jaxon-&gt;getOption('core.debug.on') . PHP_EOL;</text:p>
          </table:table-cell>
        </table:table-row>
        <table:table-row table:style-name="ro1">
          <table:table-cell office:value-type="string" calcext:value-type="string">
            <text:p>core.debug.verbo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o enable verbose debug mode</text:p>
          </table:table-cell>
          <table:table-cell table:number-columns-repeated="4"/>
          <table:table-cell table:formula="of:=COM.MICROSOFT.CONCAT(&quot;echo '&quot;;    [.A20];   &quot;=' . &quot;   ; &quot;$jaxon-&gt;getOption('&quot;;[.A20];&quot;') . PHP_EOL;&quot;   )" office:value-type="string" office:string-value="echo 'core.debug.verbose=' . $jaxon-&gt;getOption('core.debug.verbose') . PHP_EOL;" calcext:value-type="string">
            <text:p>echo 'core.debug.verbose=' . $jaxon-&gt;getOption('core.debug.verbose') . PHP_EOL;</text:p>
          </table:table-cell>
        </table:table-row>
        <table:table-row table:style-name="ro1">
          <table:table-cell office:value-type="string" calcext:value-type="string">
            <text:p>core.debug.output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id of the javascript debug output</text:p>
          </table:table-cell>
          <table:table-cell table:number-columns-repeated="4"/>
          <table:table-cell table:formula="of:=COM.MICROSOFT.CONCAT(&quot;echo '&quot;;    [.A21];   &quot;=' . &quot;   ; &quot;$jaxon-&gt;getOption('&quot;;[.A21];&quot;') . PHP_EOL;&quot;   )" office:value-type="string" office:string-value="echo 'core.debug.output_id=' . $jaxon-&gt;getOption('core.debug.output_id') . PHP_EOL;" calcext:value-type="string">
            <text:p>echo 'core.debug.output_id=' . $jaxon-&gt;getOption('core.debug.output_id') . PHP_EOL;</text:p>
          </table:table-cell>
        </table:table-row>
        <table:table-row table:style-name="ro1">
          <table:table-cell office:value-type="string" calcext:value-type="string">
            <text:p>js.lib.ur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link to the Jaxon javascript libraries</text:p>
          </table:table-cell>
          <table:table-cell table:number-columns-repeated="4"/>
          <table:table-cell table:formula="of:=COM.MICROSOFT.CONCAT(&quot;echo '&quot;;    [.A22];   &quot;=' . &quot;   ; &quot;$jaxon-&gt;getOption('&quot;;[.A22];&quot;') . PHP_EOL;&quot;   )" office:value-type="string" office:string-value="echo 'js.lib.uri=' . $jaxon-&gt;getOption('js.lib.uri') . PHP_EOL;" calcext:value-type="string">
            <text:p>echo 'js.lib.uri=' . $jaxon-&gt;getOption('js.lib.uri') . PHP_EOL;</text:p>
          </table:table-cell>
        </table:table-row>
        <table:table-row table:style-name="ro1">
          <table:table-cell office:value-type="string" calcext:value-type="string">
            <text:p>js.lib.queue_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he max number of commands in a single answer</text:p>
          </table:table-cell>
          <table:table-cell table:number-columns-repeated="4"/>
          <table:table-cell table:formula="of:=COM.MICROSOFT.CONCAT(&quot;echo '&quot;;    [.A23];   &quot;=' . &quot;   ; &quot;$jaxon-&gt;getOption('&quot;;[.A23];&quot;') . PHP_EOL;&quot;   )" office:value-type="string" office:string-value="echo 'js.lib.queue_size=' . $jaxon-&gt;getOption('js.lib.queue_size') . PHP_EOL;" calcext:value-type="string">
            <text:p>echo 'js.lib.queue_size=' . $jaxon-&gt;getOption('js.lib.queue_size') . PHP_EOL;</text:p>
          </table:table-cell>
        </table:table-row>
        <table:table-row table:style-name="ro1">
          <table:table-cell office:value-type="string" calcext:value-type="string">
            <text:p>js.lib.show_curs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o display a cursor</text:p>
          </table:table-cell>
          <table:table-cell table:number-columns-repeated="4"/>
          <table:table-cell table:formula="of:=COM.MICROSOFT.CONCAT(&quot;echo '&quot;;    [.A24];   &quot;=' . &quot;   ; &quot;$jaxon-&gt;getOption('&quot;;[.A24];&quot;') . PHP_EOL;&quot;   )" office:value-type="string" office:string-value="echo 'js.lib.show_cursor=' . $jaxon-&gt;getOption('js.lib.show_cursor') . PHP_EOL;" calcext:value-type="string">
            <text:p>echo 'js.lib.show_cursor=' . $jaxon-&gt;getOption('js.lib.show_cursor') . PHP_EOL;</text:p>
          </table:table-cell>
        </table:table-row>
        <table:table-row table:style-name="ro1">
          <table:table-cell office:value-type="string" calcext:value-type="string">
            <text:p>js.lib.show_stat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o display the status of the request</text:p>
          </table:table-cell>
          <table:table-cell table:number-columns-repeated="4"/>
          <table:table-cell table:formula="of:=COM.MICROSOFT.CONCAT(&quot;echo '&quot;;    [.A25];   &quot;=' . &quot;   ; &quot;$jaxon-&gt;getOption('&quot;;[.A25];&quot;') . PHP_EOL;&quot;   )" office:value-type="string" office:string-value="echo 'js.lib.show_status=' . $jaxon-&gt;getOption('js.lib.show_status') . PHP_EOL;" calcext:value-type="string">
            <text:p>echo 'js.lib.show_status=' . $jaxon-&gt;getOption('js.lib.show_status') . PHP_EOL;</text:p>
          </table:table-cell>
        </table:table-row>
        <table:table-row table:style-name="ro1">
          <table:table-cell office:value-type="string" calcext:value-type="string">
            <text:p>js.app.ur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link to the javascript files generated by Jaxon</text:p>
          </table:table-cell>
          <table:table-cell table:number-columns-repeated="4"/>
          <table:table-cell table:formula="of:=COM.MICROSOFT.CONCAT(&quot;echo '&quot;;    [.A26];   &quot;=' . &quot;   ; &quot;$jaxon-&gt;getOption('&quot;;[.A26];&quot;') . PHP_EOL;&quot;   )" office:value-type="string" office:string-value="echo 'js.app.uri=' . $jaxon-&gt;getOption('js.app.uri') . PHP_EOL;" calcext:value-type="string">
            <text:p>echo 'js.app.uri=' . $jaxon-&gt;getOption('js.app.uri') . PHP_EOL;</text:p>
          </table:table-cell>
        </table:table-row>
        <table:table-row table:style-name="ro1">
          <table:table-cell office:value-type="string" calcext:value-type="string">
            <text:p>js.app.di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directory that contains the javascript files generated by Jaxon</text:p>
          </table:table-cell>
          <table:table-cell table:number-columns-repeated="4"/>
          <table:table-cell table:formula="of:=COM.MICROSOFT.CONCAT(&quot;echo '&quot;;    [.A27];   &quot;=' . &quot;   ; &quot;$jaxon-&gt;getOption('&quot;;[.A27];&quot;') . PHP_EOL;&quot;   )" office:value-type="string" office:string-value="echo 'js.app.dir=' . $jaxon-&gt;getOption('js.app.dir') . PHP_EOL;" calcext:value-type="string">
            <text:p>echo 'js.app.dir=' . $jaxon-&gt;getOption('js.app.dir') . PHP_EOL;</text:p>
          </table:table-cell>
        </table:table-row>
        <table:table-row table:style-name="ro1">
          <table:table-cell office:value-type="string" calcext:value-type="string">
            <text:p>js.app.fi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name of the javascript file, without the extension</text:p>
          </table:table-cell>
          <table:table-cell table:number-columns-repeated="4"/>
          <table:table-cell table:formula="of:=COM.MICROSOFT.CONCAT(&quot;echo '&quot;;    [.A28];   &quot;=' . &quot;   ; &quot;$jaxon-&gt;getOption('&quot;;[.A28];&quot;') . PHP_EOL;&quot;   )" office:value-type="string" office:string-value="echo 'js.app.file=' . $jaxon-&gt;getOption('js.app.file') . PHP_EOL;" calcext:value-type="string">
            <text:p>echo 'js.app.file=' . $jaxon-&gt;getOption('js.app.file') . PHP_EOL;</text:p>
          </table:table-cell>
        </table:table-row>
        <table:table-row table:style-name="ro1">
          <table:table-cell office:value-type="string" calcext:value-type="string">
            <text:p>js.app.expor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o create a javascript file containing the code generated by Jaxon</text:p>
          </table:table-cell>
          <table:table-cell table:number-columns-repeated="4"/>
          <table:table-cell table:formula="of:=COM.MICROSOFT.CONCAT(&quot;echo '&quot;;    [.A29];   &quot;=' . &quot;   ; &quot;$jaxon-&gt;getOption('&quot;;[.A29];&quot;') . PHP_EOL;&quot;   )" office:value-type="string" office:string-value="echo 'js.app.export=' . $jaxon-&gt;getOption('js.app.export') . PHP_EOL;" calcext:value-type="string">
            <text:p>echo 'js.app.export=' . $jaxon-&gt;getOption('js.app.export') . PHP_EOL;</text:p>
          </table:table-cell>
        </table:table-row>
        <table:table-row table:style-name="ro1">
          <table:table-cell office:value-type="string" calcext:value-type="string">
            <text:p>js.app.minif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o minify the file generated by Jaxon</text:p>
          </table:table-cell>
          <table:table-cell table:number-columns-repeated="4"/>
          <table:table-cell table:formula="of:=COM.MICROSOFT.CONCAT(&quot;echo '&quot;;    [.A30];   &quot;=' . &quot;   ; &quot;$jaxon-&gt;getOption('&quot;;[.A30];&quot;') . PHP_EOL;&quot;   )" office:value-type="string" office:string-value="echo 'js.app.minify=' . $jaxon-&gt;getOption('js.app.minify') . PHP_EOL;" calcext:value-type="string">
            <text:p>echo 'js.app.minify=' . $jaxon-&gt;getOption('js.app.minify') . PHP_EOL;</text:p>
          </table:table-cell>
        </table:table-row>
        <table:table-row table:style-name="ro1">
          <table:table-cell office:value-type="string" calcext:value-type="string">
            <text:p>js.app.option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ptions to add to the javascript tag in the generated HTML code</text:p>
          </table:table-cell>
          <table:table-cell table:number-columns-repeated="4"/>
          <table:table-cell table:formula="of:=COM.MICROSOFT.CONCAT(&quot;echo '&quot;;    [.A31];   &quot;=' . &quot;   ; &quot;$jaxon-&gt;getOption('&quot;;[.A31];&quot;') . PHP_EOL;&quot;   )" office:value-type="string" office:string-value="echo 'js.app.options=' . $jaxon-&gt;getOption('js.app.options') . PHP_EOL;" calcext:value-type="string">
            <text:p>echo 'js.app.options=' . $jaxon-&gt;getOption('js.app.options') . PHP_EOL;</text:p>
          </table:table-cell>
        </table:table-row>
        <table:table-row table:style-name="ro1">
          <table:table-cell office:value-type="string" calcext:value-type="string">
            <text:p>core.upload.enabl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o enable the upload feature</text:p>
          </table:table-cell>
          <table:table-cell table:number-columns-repeated="4"/>
          <table:table-cell table:formula="of:=COM.MICROSOFT.CONCAT(&quot;echo '&quot;;    [.A32];   &quot;=' . &quot;   ; &quot;$jaxon-&gt;getOption('&quot;;[.A32];&quot;') . PHP_EOL;&quot;   )" office:value-type="string" office:string-value="echo 'core.upload.enabled=' . $jaxon-&gt;getOption('core.upload.enabled') . PHP_EOL;" calcext:value-type="string">
            <text:p>echo 'core.upload.enabled=' . $jaxon-&gt;getOption('core.upload.enabled') . PHP_EOL;</text:p>
          </table:table-cell>
        </table:table-row>
        <table:table-row table:style-name="ro1">
          <table:table-cell office:value-type="string" calcext:value-type="string">
            <text:p>core.annotations.enabl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o enable the annotations feature</text:p>
          </table:table-cell>
          <table:table-cell table:number-columns-repeated="4"/>
          <table:table-cell table:formula="of:=COM.MICROSOFT.CONCAT(&quot;echo '&quot;;    [.A33];   &quot;=' . &quot;   ; &quot;$jaxon-&gt;getOption('&quot;;[.A33];&quot;') . PHP_EOL;&quot;   )" office:value-type="string" office:string-value="echo 'core.annotations.enabled=' . $jaxon-&gt;getOption('core.annotations.enabled') . PHP_EOL;" calcext:value-type="string">
            <text:p>echo 'core.annotations.enabled=' . $jaxon-&gt;getOption('core.annotations.enabled') . PHP_EOL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 style:data-style-name="N2" text:time-value="19:37:14.63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6T13:40:40.319000000</meta:creation-date>
    <dc:date>2023-05-08T19:40:57.810000000</dc:date>
    <meta:editing-duration>PT5M23S</meta:editing-duration>
    <meta:editing-cycles>3</meta:editing-cycles>
    <meta:generator>LibreOffice/7.2.2.2$Windows_X86_64 LibreOffice_project/02b2acce88a210515b4a5bb2e46cbfb63fe97d56</meta:generator>
    <meta:document-statistic meta:table-count="1" meta:cell-count="122" meta:object-count="0"/>
  </office:meta>
</office:document-meta>
</file>